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C000001CD0B9FB764F86009F2.png" manifest:media-type="image/png"/>
  <manifest:file-entry manifest:full-path="Pictures/100198BB000077FE0000330E4DCCAE0F76CA017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akar" fo:font-size="24pt" fo:font-weight="bold" style:font-size-asian="18pt" style:font-weight-asian="bold" style:font-size-complex="18pt" style:font-weight-complex="bold"/>
    </style:style>
    <style:style style:name="T1" style:family="text">
      <style:text-properties style:font-name="aakar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6.806cm" svg:x="0.401cm" svg:y="1.1cm">
          <draw:image xlink:href="Pictures/100198BB000077FE0000330E4DCCAE0F76CA017A.svg" xlink:type="simple" xlink:show="embed" xlink:actuate="onLoad" loext:mime-type="image/svg+xml">
            <text:p/>
          </draw:image>
          <draw:image xlink:href="Pictures/100002010000043C000001CD0B9FB764F86009F2.png" xlink:type="simple" xlink:show="embed" xlink:actuate="onLoad" loext:mime-type="image/png"/>
        </draw:frame>
        <draw:frame draw:style-name="gr2" draw:text-style-name="P2" draw:layer="layout" svg:width="2.2cm" svg:height="1.358cm" svg:x="0cm" svg:y="0.2cm">
          <draw:text-box>
            <text:p><text:span text:style-name="T1">A.</text:span></text:p>
          </draw:text-box>
        </draw:frame>
        <draw:frame draw:style-name="gr2" draw:text-style-name="P2" draw:layer="layout" svg:width="2.2cm" svg:height="1.358cm" svg:x="7.8cm" svg:y="0.2cm">
          <draw:text-box>
            <text:p><text:span text:style-name="T1">B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2:15:01.309905462</meta:creation-date>
    <dc:date>2024-08-27T16:27:13.107343271</dc:date>
    <meta:editing-duration>PT3M40S</meta:editing-duration>
    <meta:editing-cycles>2</meta:editing-cycles>
    <meta:generator>LibreOffice/6.4.7.2$Linux_X86_64 LibreOffice_project/40$Build-2</meta:generator>
    <meta:document-statistic meta:object-count="3"/>
  </office:meta>
</office:document-meta>
</file>